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666666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3465a4" draw:marker-start-width="0.279cm" draw:marker-end-width="0.279cm" draw:fill="solid" draw:fill-color="#729fcf" draw:textarea-vertical-align="middle" draw:auto-grow-height="false" fo:min-height="0cm" fo:min-width="0.21cm" fo:padding-top="0.151cm" fo:padding-bottom="0.151cm" fo:padding-left="0.276cm" fo:padding-right="0.276cm" draw:shadow-offset-x="0.203cm" draw:shadow-offset-y="0.203cm"/>
    </style:style>
    <style:style style:name="gr3" style:family="graphic" style:parent-style-name="objectwithoutfill">
      <style:graphic-properties svg:stroke-width="0.051cm" svg:stroke-color="#666666" draw:marker-start-width="0.279cm" draw:marker-end-width="0.279cm" draw:fill="solid" draw:fill-color="#dddddd" draw:textarea-vertical-align="middle" draw:auto-grow-height="false" fo:min-height="0cm" fo:min-width="0.21cm" fo:padding-top="0.151cm" fo:padding-bottom="0.151cm" fo:padding-left="0.276cm" fo:padding-right="0.276cm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svg:stroke-width="0.025cm" draw:marker-start-width="0.229cm" draw:marker-end-width="0.229cm" draw:fill="solid" draw:fill-color="#dee6ef" draw:textarea-horizontal-align="justify" draw:textarea-vertical-align="middle" draw:auto-grow-height="false" fo:min-height="0.252cm" fo:min-width="0.407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666666" draw:marker-start-width="0.229cm" draw:marker-end-width="0.229cm" draw:fill="solid" draw:fill-color="#eeeeee" draw:textarea-horizontal-align="justify" draw:textarea-vertical-align="middle" draw:auto-grow-height="false" fo:min-height="0.9cm" fo:min-width="0.367cm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svg:stroke-color="#666666" draw:marker-start-width="0.229cm" draw:marker-end-width="0.229cm" draw:fill="solid" draw:fill-color="#eeeeee" draw:textarea-horizontal-align="justify" draw:textarea-vertical-align="middle" draw:auto-grow-height="false" fo:min-height="2.542cm" fo:min-width="0.367cm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666666" draw:marker-start-width="0.229cm" draw:marker-end-width="0.229cm" draw:fill="solid" draw:fill-color="#eeeeee" draw:textarea-horizontal-align="justify" draw:textarea-vertical-align="middle" draw:auto-grow-height="false" fo:min-height="3.313cm" fo:min-width="0.367cm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draw:marker-start-width="0.229cm" draw:marker-end-width="0.229cm" draw:fill="solid" draw:fill-color="#dee6ef" draw:textarea-horizontal-align="justify" draw:textarea-vertical-align="middle" draw:auto-grow-height="false" fo:min-height="3.313cm" fo:min-width="0.367cm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dee6ef"/>
      <style:paragraph-properties fo:text-align="center"/>
    </style:style>
    <style:style style:name="P6" style:family="paragraph">
      <loext:graphic-properties draw:fill="solid"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cm" svg:y1="1.5cm" svg:x2="11.317cm" svg:y2="1.5cm">
          <text:p/>
        </draw:line>
        <draw:custom-shape draw:style-name="gr2" draw:text-style-name="P2" draw:layer="layout" svg:width="0.762cm" svg:height="0.203cm" svg:x="1.9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3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1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5.2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6.3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7.9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9.6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.7cm" svg:y="1.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3cm" svg:y1="2.2cm" svg:x2="11.317cm" svg:y2="2.2cm">
          <text:p/>
        </draw:line>
        <draw:custom-shape draw:style-name="gr3" draw:text-style-name="P3" draw:layer="layout" svg:width="0.762cm" svg:height="0.203cm" svg:x="3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1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5.2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6.3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7.9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9.6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.7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.9cm" svg:y="2.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3cm" svg:y1="3cm" svg:x2="11.317cm" svg:y2="3cm">
          <text:p/>
        </draw:line>
        <draw:custom-shape draw:style-name="gr3" draw:text-style-name="P3" draw:layer="layout" svg:width="0.762cm" svg:height="0.203cm" svg:x="3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1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5.2cm" svg:y="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6.3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9.6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.7cm" svg:y="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.9cm" svg:y="2.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424cm" svg:y1="3.813cm" svg:x2="11.317cm" svg:y2="3.8cm">
          <text:p/>
        </draw:line>
        <draw:custom-shape draw:style-name="gr3" draw:text-style-name="P3" draw:layer="layout" svg:width="0.762cm" svg:height="0.203cm" svg:x="3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4.1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5.2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6.3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9.6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.7cm" svg:y="3.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169cm" svg:y1="4.613cm" svg:x2="11.317cm" svg:y2="4.6cm">
          <text:p/>
        </draw:line>
        <draw:custom-shape draw:style-name="gr2" draw:text-style-name="P2" draw:layer="layout" svg:width="0.762cm" svg:height="0.203cm" svg:x="4.1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5.2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6.3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0.7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7.4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8.5cm" svg:y="4.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016cm" svg:height="0.962cm" svg:x="1.065cm" svg:y="1cm">
          <draw:text-box>
            <text:p>A</text:p>
          </draw:text-box>
        </draw:frame>
        <draw:frame draw:style-name="gr4" draw:text-style-name="P4" draw:layer="layout" svg:width="1.016cm" svg:height="0.962cm" svg:x="1.065cm" svg:y="1.7cm">
          <draw:text-box>
            <text:p>B</text:p>
          </draw:text-box>
        </draw:frame>
        <draw:frame draw:style-name="gr4" draw:text-style-name="P4" draw:layer="layout" svg:width="1.016cm" svg:height="0.962cm" svg:x="1.065cm" svg:y="2.5cm">
          <draw:text-box>
            <text:p>C</text:p>
          </draw:text-box>
        </draw:frame>
        <draw:frame draw:style-name="gr4" draw:text-style-name="P4" draw:layer="layout" svg:width="1.016cm" svg:height="0.962cm" svg:x="1.065cm" svg:y="3.3cm">
          <draw:text-box>
            <text:p>D</text:p>
          </draw:text-box>
        </draw:frame>
        <draw:frame draw:style-name="gr4" draw:text-style-name="P4" draw:layer="layout" svg:width="1.016cm" svg:height="0.962cm" svg:x="1.065cm" svg:y="4.1cm">
          <draw:text-box>
            <text:p>E</text:p>
          </draw:text-box>
        </draw:frame>
        <draw:custom-shape draw:style-name="gr5" draw:text-style-name="P5" draw:layer="layout" svg:width="0.987cm" svg:height="0.582cm" svg:x="19.395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987cm" svg:height="0.582cm" svg:x="18.295cm" svg:y="4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987cm" svg:height="0.582cm" svg:x="12.798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987cm" svg:height="1.27cm" svg:x="12.798cm" svg:y="1.9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0.987cm" svg:height="1.27cm" svg:x="18.798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987cm" svg:height="2.912cm" svg:x="13.898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987cm" svg:height="3.683cm" svg:x="17.198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987cm" svg:height="3.683cm" svg:x="16.098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987cm" svg:height="3.683cm" svg:x="14.998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987cm" svg:height="3.683cm" svg:x="21.598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987cm" svg:height="3.683cm" svg:x="20.498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3.307cm" svg:y1="1.5cm" svg:x2="22.324cm" svg:y2="1.5cm">
          <text:p/>
        </draw:line>
        <draw:custom-shape draw:style-name="gr2" draw:text-style-name="P2" draw:layer="layout" svg:width="0.762cm" svg:height="0.203cm" svg:x="12.907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4.007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5.107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6.207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7.307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8.907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0.607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1.707cm" svg:y="1.4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307cm" svg:y1="2.2cm" svg:x2="22.324cm" svg:y2="2.2cm">
          <text:p/>
        </draw:line>
        <draw:custom-shape draw:style-name="gr3" draw:text-style-name="P3" draw:layer="layout" svg:width="0.762cm" svg:height="0.203cm" svg:x="14.007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5.107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6.207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7.307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8.907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0.607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1.707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2.907cm" svg:y="2.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307cm" svg:y1="3cm" svg:x2="22.324cm" svg:y2="3cm">
          <text:p/>
        </draw:line>
        <draw:custom-shape draw:style-name="gr3" draw:text-style-name="P3" draw:layer="layout" svg:width="0.762cm" svg:height="0.203cm" svg:x="14.007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5.107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6.207cm" svg:y="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7.307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0.607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1.707cm" svg:y="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2.907cm" svg:y="2.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431cm" svg:y1="3.813cm" svg:x2="22.324cm" svg:y2="3.8cm">
          <text:p/>
        </draw:line>
        <draw:custom-shape draw:style-name="gr3" draw:text-style-name="P3" draw:layer="layout" svg:width="0.762cm" svg:height="0.203cm" svg:x="14.007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5.107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6.207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7.307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0.607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1.707cm" svg:y="3.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176cm" svg:y1="4.613cm" svg:x2="22.324cm" svg:y2="4.6cm">
          <text:p/>
        </draw:line>
        <draw:custom-shape draw:style-name="gr2" draw:text-style-name="P2" draw:layer="layout" svg:width="0.762cm" svg:height="0.203cm" svg:x="15.107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6.207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203cm" svg:x="17.307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0.607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21.707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8.407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203cm" svg:x="19.507cm" svg:y="4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1.669cm" svg:y1="3.001cm" svg:x2="12.685cm" svg:y2="3.0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15:10:59.965705151</meta:creation-date>
    <meta:generator>LibreOffice/6.4.7.2$Linux_X86_64 LibreOffice_project/40$Build-2</meta:generator>
    <dc:date>2022-01-19T16:56:34.348211509</dc:date>
    <meta:editing-duration>PT56M37S</meta:editing-duration>
    <meta:editing-cycles>22</meta:editing-cycles>
    <meta:document-statistic meta:object-count="99"/>
  </office:meta>
</office:document-meta>
</file>